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bfe" officeooo:paragraph-rsid="0000dbfe"/>
    </style:style>
    <style:style style:name="P2" style:family="paragraph" style:parent-style-name="Standard">
      <style:text-properties fo:font-weight="bold" officeooo:rsid="0000dbfe" officeooo:paragraph-rsid="0000dbf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GET A CONST SPACE SOLUTION LATER … PROB A SWAP OPERATION NEEDED </text:p>
      <text:p text:style-name="P2"/>
      <text:p text:style-name="P1">https://leetcode.com/problems/rotate-image/</text:p>
      <text:p text:style-name="P1">public class Solution {</text:p>
      <text:p text:style-name="P1"><text:s text:c="4"/>// amazon assessment prolbem, given to a colleague?</text:p>
      <text:p text:style-name="P1"><text:s text:c="4"/>// fiond the ocrrect position to go to ( i.e. (0,1) -&gt; (1,N-0), or (1,1) -&gt; (1, N-1 )) ... wait, thsi seems really easy!</text:p>
      <text:p text:style-name="P1"><text:s text:c="4"/>// new row = old column ... can agree on that</text:p>
      <text:p text:style-name="P1"><text:s text:c="4"/>// new column = N - old row? </text:p>
      <text:p text:style-name="P1"><text:s text:c="4"/>// ... so I have a solution, that needs O(n^2) space, O(n^2) time ... how to do, in const space though??? hmm??/ </text:p>
      <text:p text:style-name="P1"><text:s text:c="4"/>public void rotate(int[][] matrix) </text:p>
      <text:p text:style-name="P1"><text:s text:c="4"/>{</text:p>
      <text:p text:style-name="P1"><text:s text:c="8"/>if(matrix == null)</text:p>
      <text:p text:style-name="P1"><text:s text:c="8"/>{</text:p>
      <text:p text:style-name="P1"><text:s text:c="12"/>return;</text:p>
      <text:p text:style-name="P1"><text:s text:c="8"/>}</text:p>
      <text:p text:style-name="P1"><text:s text:c="8"/>else</text:p>
      <text:p text:style-name="P1"><text:s text:c="8"/>{</text:p>
      <text:p text:style-name="P1"><text:s text:c="12"/>int[][] newMat = new int[matrix.length][matrix[0].length];</text:p>
      <text:p text:style-name="P1"><text:s text:c="12"/>for(int i = 0; i &lt; matrix.length; i++)</text:p>
      <text:p text:style-name="P1"><text:s text:c="12"/>{</text:p>
      <text:p text:style-name="P1"><text:s text:c="16"/>for(int j = 0; j &lt; matrix[0].length; j++)</text:p>
      <text:p text:style-name="P1"><text:s text:c="16"/>{</text:p>
      <text:p text:style-name="P1"><text:s text:c="20"/>newMat[i][j] = matrix[i][j];</text:p>
      <text:p text:style-name="P1"><text:s text:c="16"/>}</text:p>
      <text:p text:style-name="P1"><text:s text:c="12"/>}</text:p>
      <text:p text:style-name="P1"><text:s text:c="12"/></text:p>
      <text:p text:style-name="P1"><text:s text:c="12"/>int N = matrix.length - 1;</text:p>
      <text:p text:style-name="P1"><text:s text:c="12"/>for(int i = 0; i &lt; matrix.length; i++)</text:p>
      <text:p text:style-name="P1"><text:s text:c="12"/>{</text:p>
      <text:p text:style-name="P1"><text:s text:c="16"/>for(int j = 0; j &lt; matrix[0].length; j++)</text:p>
      <text:p text:style-name="P1"><text:s text:c="16"/>{</text:p>
      <text:p text:style-name="P1"><text:s text:c="20"/>matrix[j][N-i] = newMat[i][j];</text:p>
      <text:p text:style-name="P1"><text:s text:c="16"/>}</text:p>
      <text:p text:style-name="P1"><text:s text:c="12"/>}</text:p>
      <text:p text:style-name="P1"><text:s text:c="12"/></text:p>
      <text:p text:style-name="P1"><text:s text:c="8"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8:39:46.148820216</meta:creation-date>
    <dc:date>2017-01-26T18:40:10.062031130</dc:date>
    <meta:editing-duration>PT24S</meta:editing-duration>
    <meta:editing-cycles>1</meta:editing-cycles>
    <meta:document-statistic meta:table-count="0" meta:image-count="0" meta:object-count="0" meta:page-count="1" meta:paragraph-count="37" meta:word-count="164" meta:character-count="1215" meta:non-whitespace-character-count="734"/>
    <meta:generator>LibreOffice/5.1.4.2$Linux_X86_64 LibreOffice_project/10m0$Build-2</meta:generator>
  </office:meta>
</office:document-meta>
</file>